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1ADMS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AUX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AUX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CEDA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CEOD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COCI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COCI</text:p>
          </table:table-cell>
          <table:table-cell/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DM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ENFP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FARM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FARM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HDDG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HG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H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HG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HG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HG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HG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HG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LAVD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LAVD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LIMP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LIMP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MANT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MANT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MANT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MANT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MANT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MANT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MAN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MANT</text:p>
          </table:table-cell>
          <table:table-cell/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PAUE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RADI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REHB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REHB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REHB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REHB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REHB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SASC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SENF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SENF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SENF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SSGG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UE1A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UE1A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UE1A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UE1A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UE2B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UE2B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UE2B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UE2C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UE2C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UE2C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UECP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UECP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1UECP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ADM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ADMS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ADMS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ADTR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ADTR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ADTR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ADTR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COCI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COCI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DM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ENFP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ENFP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FARM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FARM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FARM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FIS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HPQ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LAVD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LAVD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LIMP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LIMP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MANT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MANT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MANT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MANT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MANT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MANT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MANT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MAN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MANT</text:p>
          </table:table-cell>
          <table:table-cell/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METD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PAUP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PELC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PSCG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PSC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SASC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SENF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SENF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SENF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SLSC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SLSC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SLSC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SLSC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SLSC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SSGG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TRO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TROC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TROC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TROC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UCOD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UCRG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UCR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UCRG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UCRG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UCRG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UCRG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UCRG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UCRI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UCRI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polytex</text:p>
          </table:table-cell>
        </table:table-row>
        <table:table-row table:style-name="ro1">
          <table:table-cell office:value-type="string" calcext:value-type="string">
            <text:p>2UCRI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polyte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2:06:41.583443873</meta:creation-date>
    <dc:date>2024-03-25T12:08:38.647705261</dc:date>
    <meta:editing-duration>PT1M57S</meta:editing-duration>
    <meta:editing-cycles>1</meta:editing-cycles>
    <meta:document-statistic meta:table-count="1" meta:cell-count="345" meta:object-count="0"/>
    <meta:generator>LibreOffice/7.3.7.2$Linux_X86_64 LibreOffice_project/30$Build-2</meta:generator>
  </office:meta>
</office:document-meta>
</file>